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4.34pt"/>
    </style:style>
    <style:style style:name="co4" style:family="table-column">
      <style:table-column-properties fo:break-before="auto" style:column-width="64.26pt"/>
    </style:style>
    <style:style style:name="co5" style:family="table-column">
      <style:table-column-properties fo:break-before="auto" style:column-width="11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5.65pt" fo:break-before="auto" style:use-optimal-row-height="false"/>
    </style:style>
    <style:style style:name="ro5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Normal_20_2" style:data-style-name="N0">
      <style:table-cell-properties fo:background-color="#0f243e" style:text-align-source="fix" style:repeat-content="false" fo:border="0.06pt solid #000000" style:vertical-align="automatic"/>
      <style:paragraph-properties fo:text-align="center" fo:margin-left="0pt"/>
      <style:text-properties fo:color="#ffff00" style:font-name="Arial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37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3" style:family="table-cell" style:parent-style-name="Default" style:data-style-name="N37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 style:data-style-name="N37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0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Normal_20_2" style:data-style-name="N0">
      <style:table-cell-properties fo:background-color="#0f243e" style:text-align-source="fix" style:repeat-content="false" fo:border="0.06pt solid #000000" style:vertical-align="automatic"/>
      <style:paragraph-properties fo:text-align="start" fo:margin-left="0pt"/>
      <style:text-properties fo:color="#ffff00" style:font-name="Arial" fo:font-weight="bold" style:font-name-asian="Calibri" style:font-weight-asian="bold" style:font-name-complex="Calibri" style:font-weight-complex="bold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Normal_20_2" style:data-style-name="N0">
      <style:table-cell-properties fo:background-color="#0f243e" style:text-align-source="fix" style:repeat-content="false" fo:border="0.06pt solid #000000" style:vertical-align="automatic"/>
      <style:paragraph-properties fo:text-align="end" fo:margin-left="0pt"/>
      <style:text-properties fo:color="#ffff00" style:font-name="Arial" fo:font-weight="bold" style:font-name-asian="Calibri" style:font-weight-asian="bold" style:font-name-complex="Calibri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26" style:family="table-cell" style:parent-style-name="Default" style:data-style-name="N37">
      <style:table-cell-properties fo:background-color="#ff99ff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end" fo:margin-left="0pt"/>
      <style:text-properties style:font-name="Arial"/>
    </style:style>
    <style:style style:name="ce29" style:family="table-cell" style:parent-style-name="Default" style:data-style-name="N37">
      <style:table-cell-properties fo:background-color="#ff99ff" fo:border="0.06pt solid #000000"/>
    </style:style>
    <style:style style:name="ce30" style:family="table-cell" style:parent-style-name="Default" style:data-style-name="N37">
      <style:table-cell-properties fo:background-color="#ff99ff"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37">
      <style:table-cell-properties fo:background-color="#ff99ff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 style:data-style-name="N44"/>
    <style:style style:name="ce33" style:family="table-cell" style:parent-style-name="Default">
      <style:table-cell-properties fo:background-color="transparent" fo:border="0.06pt solid #000000"/>
      <style:text-properties style:font-name="Arial"/>
    </style:style>
    <style:style style:name="ce34" style:family="table-cell" style:parent-style-name="Default">
      <style:table-cell-properties fo:background-color="transparent"/>
      <style:text-properties style:font-name="Arial"/>
    </style:style>
    <style:style style:name="ce35" style:family="table-cell" style:parent-style-name="Default">
      <style:table-cell-properties fo:background-color="#ffcc00" fo:border="0.06pt solid #000000"/>
    </style:style>
    <style:style style:name="ce36" style:family="table-cell" style:parent-style-name="Default">
      <style:table-cell-properties fo:background-color="#ccff00" fo:border="0.06pt solid #000000"/>
    </style:style>
    <style:style style:name="ce37" style:family="table-cell" style:parent-style-name="Default">
      <style:table-cell-properties fo:background-color="#ff9999" fo:border="0.06pt solid #000000"/>
    </style:style>
    <style:style style:name="ce38" style:family="table-cell" style:parent-style-name="Default">
      <style:table-cell-properties fo:background-color="#99ff33" fo:border="0.06pt solid #000000"/>
    </style:style>
    <style:style style:name="ce39" style:family="table-cell" style:parent-style-name="Default">
      <style:table-cell-properties fo:background-color="#ccff00"/>
    </style:style>
    <style:style style:name="ce40" style:family="table-cell" style:parent-style-name="Default">
      <style:table-cell-properties fo:background-color="#ffcc00"/>
    </style:style>
    <style:style style:name="ce41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42" style:family="table-cell" style:parent-style-name="Default" style:data-style-name="N37">
      <style:table-cell-properties fo:background-color="#ffff99" style:text-align-source="fix" style:repeat-content="false" fo:border="0.06pt solid #000000"/>
      <style:paragraph-properties fo:text-align="center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number-columns-repeated="4" table:default-cell-style-name="Default"/>
        <table:table-column table:style-name="co3" table:default-cell-style-name="ce5"/>
        <table:table-column table:style-name="co2" table:default-cell-style-name="Default"/>
        <table:table-column table:style-name="co2" table:number-columns-repeated="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AC</text:p>
          </table:table-cell>
          <table:table-cell table:style-name="ce1" office:value-type="string" calcext:value-type="string">
            <text:p>RUT</text:p>
          </table:table-cell>
          <table:table-cell table:style-name="ce1" office:value-type="string" calcext:value-type="string">
            <text:p>PRODUCTO SSPP</text:p>
          </table:table-cell>
          <table:table-cell table:style-name="ce1" office:value-type="string" calcext:value-type="string">
            <text:p>SVA</text:p>
          </table:table-cell>
          <table:table-cell table:style-name="ce1" office:value-type="string" calcext:value-type="string">
            <text:p>ESTADO</text:p>
          </table:table-cell>
          <table:table-cell table:style-name="ce22" office:value-type="string" calcext:value-type="string">
            <text:p>CORREO </text:p>
          </table:table-cell>
          <table:table-cell table:style-name="ce24" office:value-type="string" calcext:value-type="string">
            <text:p>SERIE</text:p>
          </table:table-cell>
          <table:table-cell table:style-name="ce24" office:value-type="string" calcext:value-type="string">
            <text:p>FONO</text:p>
          </table:table-cell>
          <table:table-cell/>
        </table:table-row>
        <table:table-row table:style-name="ro1">
          <table:table-cell table:style-name="ce2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tv full hd</text:p>
          </table:table-cell>
          <table:table-cell table:style-name="ce5" office:value-type="string" calcext:value-type="string">
            <text:p>dbox hd</text:p>
          </table:table-cell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office:value-type="float" office:value="104111726" calcext:value-type="float">
            <text:p>104111726</text:p>
          </table:table-cell>
          <table:table-cell office:value-type="float" office:value="968475413" calcext:value-type="float">
            <text:p>968475413</text:p>
          </table:table-cell>
          <table:table-cell/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mega200</text:p>
          </table:table-cell>
          <table:table-cell table:style-name="ce5" office:value-type="string" calcext:value-type="string">
            <text:p>dbox hd</text:p>
          </table:table-cell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office:value-type="float" office:value="104111726" calcext:value-type="float">
            <text:p>104111726</text:p>
          </table:table-cell>
          <table:table-cell office:value-type="float" office:value="968475413" calcext:value-type="float">
            <text:p>968475413</text:p>
          </table:table-cell>
          <table:table-cell/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pti</text:p>
          </table:table-cell>
          <table:table-cell table:style-name="ce7" office:value-type="string" calcext:value-type="string">
            <text:p>,</text:p>
          </table:table-cell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office:value-type="float" office:value="104111726" calcext:value-type="float">
            <text:p>104111726</text:p>
          </table:table-cell>
          <table:table-cell office:value-type="float" office:value="968475413" calcext:value-type="float">
            <text:p>968475413</text:p>
          </table:table-cell>
          <table:table-cell/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tv hd</text:p>
          </table:table-cell>
          <table:table-cell table:style-name="ce5"/>
          <table:table-cell table:style-name="ce4" office:value-type="string" calcext:value-type="string">
            <text:p>activo</text:p>
          </table:table-cell>
          <table:table-cell table:style-name="ce7" office:value-type="string" calcext:value-type="string">
            <text:p>edioacurero1987@gmail.com</text:p>
          </table:table-cell>
          <table:table-cell office:value-type="float" office:value="200618739" calcext:value-type="float">
            <text:p>200618739</text:p>
          </table:table-cell>
          <table:table-cell office:value-type="float" office:value="959241013" calcext:value-type="float">
            <text:p>959241013</text:p>
          </table:table-cell>
          <table:table-cell/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mega120</text:p>
          </table:table-cell>
          <table:table-cell table:style-name="ce5"/>
          <table:table-cell table:style-name="ce4" office:value-type="string" calcext:value-type="string">
            <text:p>activo</text:p>
          </table:table-cell>
          <table:table-cell table:style-name="ce7" office:value-type="string" calcext:value-type="string">
            <text:p>edioacurero1987@gmail.com</text:p>
          </table:table-cell>
          <table:table-cell office:value-type="float" office:value="200618739" calcext:value-type="float">
            <text:p>200618739</text:p>
          </table:table-cell>
          <table:table-cell office:value-type="float" office:value="959241013" calcext:value-type="float">
            <text:p>959241013</text:p>
          </table:table-cell>
          <table:table-cell/>
        </table:table-row>
        <table:table-row table:style-name="ro1">
          <table:table-cell table:style-name="ce4" office:value-type="date" office:date-value="2017-05-26" calcext:value-type="date">
            <text:p>05/26/17</text:p>
          </table:table-cell>
          <table:table-cell table:style-name="ce8" office:value-type="string" calcext:value-type="string">
            <text:p>ACARAA</text:p>
          </table:table-cell>
          <table:table-cell table:style-name="ce10" office:value-type="string" calcext:value-type="string">
            <text:p>3630789-7</text:p>
          </table:table-cell>
          <table:table-cell table:style-name="ce8" office:value-type="string" calcext:value-type="string">
            <text:p>pti</text:p>
          </table:table-cell>
          <table:table-cell table:style-name="ce8" office:value-type="string" calcext:value-type="string">
            <text:p>,</text:p>
          </table:table-cell>
          <table:table-cell table:style-name="ce13" office:value-type="string" calcext:value-type="string">
            <text:p>CAMBIO DE CODIGO</text:p>
          </table:table-cell>
          <table:table-cell table:style-name="ce23" office:value-type="string" calcext:value-type="string">
            <text:p>gabriela poblete n@yahoo.es</text:p>
          </table:table-cell>
          <table:table-cell table:style-name="ce25" office:value-type="float" office:value="110165805" calcext:value-type="float">
            <text:p>110165805</text:p>
          </table:table-cell>
          <table:table-cell table:style-name="ce25" office:value-type="float" office:value="22325629" calcext:value-type="float">
            <text:p>22325629</text:p>
          </table:table-cell>
          <table:table-cell/>
        </table:table-row>
        <table:table-row table:style-name="ro1">
          <table:table-cell table:style-name="ce2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uben.vargas@itatour.cl</text:p>
          </table:table-cell>
          <table:table-cell office:value-type="string" calcext:value-type="string">
            <text:p><text:s/>a025871294</text:p>
          </table:table-cell>
          <table:table-cell office:value-type="float" office:value="990004055" calcext:value-type="float">
            <text:p>990004055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 office:value-type="string" calcext:value-type="string">
            <text:p>sva</text:p>
          </table:table-cell>
          <table:table-cell office:value-type="string" calcext:value-type="string">
            <text:p><text:s/>a025871294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 office:value-type="string" calcext:value-type="string">
            <text:p>sva</text:p>
          </table:table-cell>
          <table:table-cell office:value-type="string" calcext:value-type="string">
            <text:p><text:s/>a025871294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8304-k</text:p>
          </table:table-cell>
          <table:table-cell office:value-type="string" calcext:value-type="string">
            <text:p>mega30</text:p>
          </table:table-cell>
          <table:table-cell/>
          <table:table-cell table:style-name="ce14" office:value-type="string" calcext:value-type="string">
            <text:p>activo</text:p>
          </table:table-cell>
          <table:table-cell office:value-type="string" calcext:value-type="string">
            <text:p>paolo.gallardo.g@gmail.com</text:p>
          </table:table-cell>
          <table:table-cell office:value-type="string" calcext:value-type="string">
            <text:p>a029667784</text:p>
          </table:table-cell>
          <table:table-cell office:value-type="float" office:value="940128857" calcext:value-type="float">
            <text:p>940128857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007653-6</text:p>
          </table:table-cell>
          <table:table-cell office:value-type="string" calcext:value-type="string">
            <text:p>mega30</text:p>
          </table:table-cell>
          <table:table-cell/>
          <table:table-cell table:style-name="ce14" office:value-type="string" calcext:value-type="string">
            <text:p>activo</text:p>
          </table:table-cell>
          <table:table-cell office:value-type="string" calcext:value-type="string">
            <text:p>vsilvacastillo30@gmail.com</text:p>
          </table:table-cell>
          <table:table-cell office:value-type="float" office:value="110055220" calcext:value-type="float">
            <text:p>110055220</text:p>
          </table:table-cell>
          <table:table-cell office:value-type="float" office:value="971261843" calcext:value-type="float">
            <text:p>971261843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14" office:value-type="string" calcext:value-type="string">
            <text:p>activo</text:p>
          </table:table-cell>
          <table:table-cell office:value-type="string" calcext:value-type="string">
            <text:p>camilita_017@hotmail.com</text:p>
          </table:table-cell>
          <table:table-cell office:value-type="float" office:value="109561225" calcext:value-type="float">
            <text:p>109561225</text:p>
          </table:table-cell>
          <table:table-cell office:value-type="float" office:value="951694322" calcext:value-type="float">
            <text:p>951694322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mega30</text:p>
          </table:table-cell>
          <table:table-cell/>
          <table:table-cell table:style-name="ce14" office:value-type="string" calcext:value-type="string">
            <text:p>activo</text:p>
          </table:table-cell>
          <table:table-cell office:value-type="string" calcext:value-type="string">
            <text:p>camilita_017@hotmail.com</text:p>
          </table:table-cell>
          <table:table-cell office:value-type="float" office:value="109561225" calcext:value-type="float">
            <text:p>109561225</text:p>
          </table:table-cell>
          <table:table-cell office:value-type="float" office:value="951694322" calcext:value-type="float">
            <text:p>951694322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00812-0</text:p>
          </table:table-cell>
          <table:table-cell/>
          <table:table-cell office:value-type="string" calcext:value-type="string">
            <text:p>dbox hd</text:p>
          </table:table-cell>
          <table:table-cell table:style-name="ce14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float" office:value="101725059" calcext:value-type="float">
            <text:p>101725059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86213-0</text:p>
          </table:table-cell>
          <table:table-cell/>
          <table:table-cell office:value-type="string" calcext:value-type="string">
            <text:p>dbox hd</text:p>
          </table:table-cell>
          <table:table-cell table:style-name="ce15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a031493838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204451-1</text:p>
          </table:table-cell>
          <table:table-cell office:value-type="string" calcext:value-type="string">
            <text:p>tv hd</text:p>
          </table:table-cell>
          <table:table-cell/>
          <table:table-cell table:style-name="ce14" office:value-type="string" calcext:value-type="string">
            <text:p>activo</text:p>
          </table:table-cell>
          <table:table-cell office:value-type="string" calcext:value-type="string">
            <text:p>marcoantonioreyesc4@gmail.com</text:p>
          </table:table-cell>
          <table:table-cell office:value-type="float" office:value="110632483" calcext:value-type="float">
            <text:p>110632483</text:p>
          </table:table-cell>
          <table:table-cell office:value-type="float" office:value="975333456" calcext:value-type="float">
            <text:p>975333456</text:p>
          </table:table-cell>
          <table:table-cell/>
        </table:table-row>
        <table:table-row table:style-name="ro1">
          <table:table-cell table:style-name="ce2" office:value-type="date" office:date-value="2017-05-28" calcext:value-type="date">
            <text:p>05/28/17</text:p>
          </table:table-cell>
          <table:table-cell table:style-name="ce8" office:value-type="string" calcext:value-type="string">
            <text:p>ACARAA</text:p>
          </table:table-cell>
          <table:table-cell table:style-name="ce10" office:value-type="string" calcext:value-type="string">
            <text:p>3630789-7</text:p>
          </table:table-cell>
          <table:table-cell/>
          <table:table-cell table:style-name="ce8" office:value-type="string" calcext:value-type="string">
            <text:p>equipo inalambrico</text:p>
          </table:table-cell>
          <table:table-cell table:style-name="ce14" office:value-type="string" calcext:value-type="string">
            <text:p>sva</text:p>
          </table:table-cell>
          <table:table-cell table:style-name="ce23" office:value-type="string" calcext:value-type="string">
            <text:p>sva</text:p>
          </table:table-cell>
          <table:table-cell table:style-name="ce25" office:value-type="float" office:value="110165805" calcext:value-type="float">
            <text:p>110165805</text:p>
          </table:table-cell>
          <table:table-cell table:style-name="ce25"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asitencia vtr</text:p>
          </table:table-cell>
          <table:table-cell table:style-name="ce14" office:value-type="string" calcext:value-type="string">
            <text:p>activo</text:p>
          </table:table-cell>
          <table:table-cell office:value-type="string" calcext:value-type="string">
            <text:p>aristidesnunezgonzalez@hotmail.com</text:p>
          </table:table-cell>
          <table:table-cell office:value-type="float" office:value="200813985" calcext:value-type="float">
            <text:p>200813985</text:p>
          </table:table-cell>
          <table:table-cell office:value-type="float" office:value="990019893" calcext:value-type="float">
            <text:p>990019893</text:p>
          </table:table-cell>
          <table:table-cell/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mega120</text:p>
          </table:table-cell>
          <table:table-cell/>
          <table:table-cell table:style-name="ce14" office:value-type="string" calcext:value-type="string">
            <text:p>activo</text:p>
          </table:table-cell>
          <table:table-cell office:value-type="string" calcext:value-type="string">
            <text:p>aristidesnunezgonzalez@hotmail.com</text:p>
          </table:table-cell>
          <table:table-cell office:value-type="float" office:value="200813985" calcext:value-type="float">
            <text:p>200813985</text:p>
          </table:table-cell>
          <table:table-cell office:value-type="float" office:value="990019893" calcext:value-type="float">
            <text:p>990019893</text:p>
          </table:table-cell>
          <table:table-cell/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pti</text:p>
          </table:table-cell>
          <table:table-cell/>
          <table:table-cell table:style-name="ce14" office:value-type="string" calcext:value-type="string">
            <text:p>activo</text:p>
          </table:table-cell>
          <table:table-cell office:value-type="string" calcext:value-type="string">
            <text:p>aristidesnunezgonzalez@hotmail.com</text:p>
          </table:table-cell>
          <table:table-cell office:value-type="float" office:value="200813985" calcext:value-type="float">
            <text:p>200813985</text:p>
          </table:table-cell>
          <table:table-cell office:value-type="float" office:value="990019893" calcext:value-type="float">
            <text:p>990019893</text:p>
          </table:table-cell>
          <table:table-cell/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417395-5</text:p>
          </table:table-cell>
          <table:table-cell office:value-type="string" calcext:value-type="string">
            <text:p>tv full hd</text:p>
          </table:table-cell>
          <table:table-cell/>
          <table:table-cell table:style-name="ce15" office:value-type="string" calcext:value-type="string">
            <text:p>activo</text:p>
          </table:table-cell>
          <table:table-cell office:value-type="string" calcext:value-type="string">
            <text:p>prissiya46@gmail.com</text:p>
          </table:table-cell>
          <table:table-cell office:value-type="float" office:value="102272851" calcext:value-type="float">
            <text:p>102272851</text:p>
          </table:table-cell>
          <table:table-cell office:value-type="float" office:value="999322335" calcext:value-type="float">
            <text:p>999322335</text:p>
          </table:table-cell>
          <table:table-cell/>
        </table:table-row>
        <table:table-row table:style-name="ro1">
          <table:table-cell table:style-name="ce2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017311-2</text:p>
          </table:table-cell>
          <table:table-cell office:value-type="string" calcext:value-type="string">
            <text:p>Mega 120</text:p>
          </table:table-cell>
          <table:table-cell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katherine.audiom@gmail.com</text:p>
          </table:table-cell>
          <table:table-cell office:value-type="float" office:value="103379004" calcext:value-type="float">
            <text:p>103379004</text:p>
          </table:table-cell>
          <table:table-cell office:value-type="float" office:value="954140198" calcext:value-type="float">
            <text:p>954140198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4" office:value-type="string" calcext:value-type="string">
            <text:p>activo</text:p>
          </table:table-cell>
          <table:table-cell office:value-type="string" calcext:value-type="string">
            <text:p>oscarrecabarren1@hotmail.com</text:p>
          </table:table-cell>
          <table:table-cell office:value-type="string" calcext:value-type="string">
            <text:p>a018965338</text:p>
          </table:table-cell>
          <table:table-cell office:value-type="float" office:value="971400571" calcext:value-type="float">
            <text:p>971400571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mega120</text:p>
          </table:table-cell>
          <table:table-cell/>
          <table:table-cell table:style-name="ce4" office:value-type="string" calcext:value-type="string">
            <text:p>activo</text:p>
          </table:table-cell>
          <table:table-cell table:number-columns-repeated="2" office:value-type="string" calcext:value-type="string">
            <text:p>//</text:p>
          </table:table-cell>
          <table:table-cell office:value-type="float" office:value="971400571" calcext:value-type="float">
            <text:p>971400571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hbo</text:p>
          </table:table-cell>
          <table:table-cell table:style-name="ce16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float" office:value="108391904" calcext:value-type="float">
            <text:p>108391904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fox mas</text:p>
          </table:table-cell>
          <table:table-cell table:style-name="ce16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float" office:value="108391904" calcext:value-type="float">
            <text:p>108391904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17" office:value-type="string" calcext:value-type="string">
            <text:p>06-0617</text:p>
          </table:table-cell>
          <table:table-cell office:value-type="string" calcext:value-type="string">
            <text:p>nicolas.salinas.castillo@gmail.com</text:p>
          </table:table-cell>
          <table:table-cell office:value-type="string" calcext:value-type="string">
            <text:p>a018965338</text:p>
          </table:table-cell>
          <table:table-cell office:value-type="float" office:value="511441579" calcext:value-type="float">
            <text:p>511441579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office:value-type="string" calcext:value-type="string">
            <text:p>mega120</text:p>
          </table:table-cell>
          <table:table-cell/>
          <table:table-cell table:style-name="ce18" office:value-type="date" office:date-value="2017-06-06" calcext:value-type="date">
            <text:p>06/06/17</text:p>
          </table:table-cell>
          <table:table-cell office:value-type="string" calcext:value-type="string">
            <text:p>nicolas.salinas.castillo@gmail.com</text:p>
          </table:table-cell>
          <table:table-cell office:value-type="string" calcext:value-type="string">
            <text:p>a018965338</text:p>
          </table:table-cell>
          <table:table-cell office:value-type="float" office:value="511441579" calcext:value-type="float">
            <text:p>511441579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tv hd</text:p>
          </table:table-cell>
          <table:table-cell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pablofloresaudio@gmail.com</text:p>
          </table:table-cell>
          <table:table-cell office:value-type="float" office:value="102438681" calcext:value-type="float">
            <text:p>102438681</text:p>
          </table:table-cell>
          <table:table-cell office:value-type="float" office:value="986613124" calcext:value-type="float">
            <text:p>986613124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mega120</text:p>
          </table:table-cell>
          <table:table-cell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pablofloresaudio@gmail.com</text:p>
          </table:table-cell>
          <table:table-cell office:value-type="float" office:value="102438681" calcext:value-type="float">
            <text:p>102438681</text:p>
          </table:table-cell>
          <table:table-cell office:value-type="float" office:value="986613124" calcext:value-type="float">
            <text:p>986613124</text:p>
          </table:table-cell>
          <table:table-cell/>
        </table:table-row>
        <table:table-row table:style-name="ro2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 office:value-type="string" calcext:value-type="string">
            <text:p>tv digital</text:p>
          </table:table-cell>
          <table:table-cell office:value-type="string" calcext:value-type="string">
            <text:p>dbox estandar</text:p>
          </table:table-cell>
          <table:table-cell table:style-name="ce4" office:value-type="string" calcext:value-type="string">
            <text:p>activo</text:p>
          </table:table-cell>
          <table:table-cell office:value-type="string" calcext:value-type="string">
            <text:p>sergio.millan@hotmail.com</text:p>
          </table:table-cell>
          <table:table-cell office:value-type="float" office:value="108856340" calcext:value-type="float">
            <text:p>108856340</text:p>
          </table:table-cell>
          <table:table-cell office:value-type="float" office:value="951027672" calcext:value-type="float">
            <text:p>951027672</text:p>
          </table:table-cell>
          <table:table-cell/>
        </table:table-row>
        <table:table-row table:style-name="ro2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4" office:value-type="string" calcext:value-type="string">
            <text:p>activo</text:p>
          </table:table-cell>
          <table:table-cell office:value-type="string" calcext:value-type="string">
            <text:p>jennifer_meli18@hotmail.com</text:p>
          </table:table-cell>
          <table:table-cell office:value-type="float" office:value="110210512" calcext:value-type="float">
            <text:p>110210512</text:p>
          </table:table-cell>
          <table:table-cell office:value-type="float" office:value="975447035" calcext:value-type="float">
            <text:p>975447035</text:p>
          </table:table-cell>
          <table:table-cell office:value-type="string" calcext:value-type="string">
            <text:p>sus</text:p>
          </table:table-cell>
        </table:table-row>
        <table:table-row table:style-name="ro3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99899-8</text:p>
          </table:table-cell>
          <table:table-cell office:value-type="string" calcext:value-type="string">
            <text:p>mega120</text:p>
          </table:table-cell>
          <table:table-cell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<text:a xlink:href="mailto:r.rodrigues.perot@gmail.com" xlink:type="simple">r.rodrigues.perot@gmail.com</text:a></text:p>
          </table:table-cell>
          <table:table-cell office:value-type="float" office:value="104349594" calcext:value-type="float">
            <text:p>104349594</text:p>
          </table:table-cell>
          <table:table-cell office:value-type="float" office:value="988219741" calcext:value-type="float">
            <text:p>988219741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250328-2</text:p>
          </table:table-cell>
          <table:table-cell office:value-type="string" calcext:value-type="string">
            <text:p>mega30</text:p>
          </table:table-cell>
          <table:table-cell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aurelio.astroza@usach.cl</text:p>
          </table:table-cell>
          <table:table-cell office:value-type="string" calcext:value-type="string">
            <text:p>a029311931</text:p>
          </table:table-cell>
          <table:table-cell office:value-type="float" office:value="967597075" calcext:value-type="float">
            <text:p>967597075</text:p>
          </table:table-cell>
          <table:table-cell/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629436-3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 office:value-type="string" calcext:value-type="string">
            <text:p>sva</text:p>
          </table:table-cell>
          <table:table-cell office:value-type="float" office:value="103870122" calcext:value-type="float">
            <text:p>103870122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3">
          <table:table-cell table:style-name="ce2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461847-3</text:p>
          </table:table-cell>
          <table:table-cell office:value-type="string" calcext:value-type="string">
            <text:p>mega 200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<text:a xlink:href="mailto:piera.h.ravanal@gmail.com" xlink:type="simple">piera.h.ravanal@gmail.com</text:a></text:p>
          </table:table-cell>
          <table:table-cell office:value-type="float" office:value="110435749" calcext:value-type="float">
            <text:p>110435749</text:p>
          </table:table-cell>
          <table:table-cell office:value-type="float" office:value="983419973" calcext:value-type="float">
            <text:p>983419973</text:p>
          </table:table-cell>
          <table:table-cell/>
        </table:table-row>
        <table:table-row table:style-name="ro1">
          <table:table-cell office:value-type="string" calcext:value-type="string">
            <text:p>10/06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office:value-type="string" calcext:value-type="string">
            <text:p>Mega 120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cristobalmora@hotmail.es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office:value-type="string" calcext:value-type="string">
            <text:p>pti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//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9487398-0</text:p>
          </table:table-cell>
          <table:table-cell office:value-type="string" calcext:value-type="string">
            <text:p>mega30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marlonlarasc@gmail.com</text:p>
          </table:table-cell>
          <table:table-cell office:value-type="float" office:value="511511157" calcext:value-type="float">
            <text:p>511511157</text:p>
          </table:table-cell>
          <table:table-cell office:value-type="float" office:value="957425514" calcext:value-type="float">
            <text:p>957425514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Mega 120</text:p>
          </table:table-cell>
          <table:table-cell table:style-name="ce10"/>
          <table:table-cell table:style-name="ce19" office:value-type="string" calcext:value-type="string">
            <text:p>activo</text:p>
          </table:table-cell>
          <table:table-cell office:value-type="string" calcext:value-type="string">
            <text:p>susana.rodriguez@gmail.com</text:p>
          </table:table-cell>
          <table:table-cell office:value-type="float" office:value="600938624" calcext:value-type="float">
            <text:p>600938624</text:p>
          </table:table-cell>
          <table:table-cell office:value-type="float" office:value="985928918" calcext:value-type="float">
            <text:p>985928918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pti</text:p>
          </table:table-cell>
          <table:table-cell table:style-name="ce10"/>
          <table:table-cell table:style-name="ce19" office:value-type="string" calcext:value-type="string">
            <text:p>activo</text:p>
          </table:table-cell>
          <table:table-cell office:value-type="string" calcext:value-type="string">
            <text:p>//</text:p>
          </table:table-cell>
          <table:table-cell office:value-type="float" office:value="600938624" calcext:value-type="float">
            <text:p>600938624</text:p>
          </table:table-cell>
          <table:table-cell office:value-type="float" office:value="985928918" calcext:value-type="float">
            <text:p>985928918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office:value-type="string" calcext:value-type="string">
            <text:p>mega30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EDONOSOTOLOZA@HOtmail.com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office:value-type="string" calcext:value-type="string">
            <text:p>tv hd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449576-7</text:p>
          </table:table-cell>
          <table:table-cell office:value-type="string" calcext:value-type="string">
            <text:p>tv full hd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jmartinez.diaz@live.com</text:p>
          </table:table-cell>
          <table:table-cell office:value-type="float" office:value="106150892" calcext:value-type="float">
            <text:p>106150892</text:p>
          </table:table-cell>
          <table:table-cell office:value-type="float" office:value="942711477" calcext:value-type="float">
            <text:p>942711477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601993-K</text:p>
          </table:table-cell>
          <table:table-cell/>
          <table:table-cell office:value-type="string" calcext:value-type="string">
            <text:p>dbox hd</text:p>
          </table:table-cell>
          <table:table-cell table:style-name="ce16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A021710108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110042-4</text:p>
          </table:table-cell>
          <table:table-cell/>
          <table:table-cell office:value-type="string" calcext:value-type="string">
            <text:p>extensor wifi full</text:p>
          </table:table-cell>
          <table:table-cell table:style-name="ce16" office:value-type="string" calcext:value-type="string">
            <text:p>sva</text:p>
          </table:table-cell>
          <table:table-cell office:value-type="string" calcext:value-type="string">
            <text:p>sva</text:p>
          </table:table-cell>
          <table:table-cell office:value-type="float" office:value="103672826" calcext:value-type="float">
            <text:p>103672826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3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office:value-type="string" calcext:value-type="string">
            <text:p>mega30</text:p>
          </table:table-cell>
          <table:table-cell/>
          <table:table-cell table:style-name="ce18" office:value-type="date" office:date-value="2017-06-24" calcext:value-type="date">
            <text:p>06/24/17</text:p>
          </table:table-cell>
          <table:table-cell office:value-type="string" calcext:value-type="string">
            <text:p><text:a xlink:href="mailto:jjhoyos@adsl.tie.cl" xlink:type="simple">jjhoyos@adsl.tie.cl</text:a>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  <table:table-cell office:value-type="string" calcext:value-type="string">
            <text:p>revisar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office:value-type="string" calcext:value-type="string">
            <text:p>tv hd</text:p>
          </table:table-cell>
          <table:table-cell/>
          <table:table-cell table:style-name="ce18" office:value-type="date" office:date-value="2017-06-24" calcext:value-type="date">
            <text:p>06/24/17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office:value-type="string" calcext:value-type="string">
            <text:p>mega120</text:p>
          </table:table-cell>
          <table:table-cell/>
          <table:table-cell table:style-name="ce18" office:value-type="string" calcext:value-type="string">
            <text:p>sacar de avisara</text:p>
          </table:table-cell>
          <table:table-cell office:value-type="string" calcext:value-type="string">
            <text:p>jrmecanica@gmail.com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  <table:table-cell office:value-type="string" calcext:value-type="string">
            <text:p>revusar reage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office:value-type="string" calcext:value-type="string">
            <text:p>tv hd</text:p>
          </table:table-cell>
          <table:table-cell/>
          <table:table-cell table:style-name="ce18" office:value-type="string" calcext:value-type="string">
            <text:p>sacar de avisara</text:p>
          </table:table-cell>
          <table:table-cell office:value-type="string" calcext:value-type="string">
            <text:p>//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9143-2</text:p>
          </table:table-cell>
          <table:table-cell office:value-type="string" calcext:value-type="string">
            <text:p>mega30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felipe.campos.ma@gmail.com</text:p>
          </table:table-cell>
          <table:table-cell office:value-type="float" office:value="101722234" calcext:value-type="float">
            <text:p>101722234</text:p>
          </table:table-cell>
          <table:table-cell office:value-type="float" office:value="982466618" calcext:value-type="float">
            <text:p>982466618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table:style-name="ce6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tvhd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mega120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  <table:table-cell/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office:value-type="string" calcext:value-type="string">
            <text:p>pti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natiprandi@gmail.com</text:p>
          </table:table-cell>
          <table:table-cell office:value-type="float" office:value="200862440" calcext:value-type="float">
            <text:p>200862440</text:p>
          </table:table-cell>
          <table:table-cell office:value-type="float" office:value="940004429" calcext:value-type="float">
            <text:p>940004429</text:p>
          </table:table-cell>
          <table:table-cell/>
        </table:table-row>
        <table:table-row table:style-name="ro1">
          <table:table-cell table:style-name="ce2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office:value-type="string" calcext:value-type="string">
            <text:p>tv hd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float" office:value="966885941" calcext:value-type="float">
            <text:p>966885941</text:p>
          </table:table-cell>
          <table:table-cell office:value-type="string" calcext:value-type="string">
            <text:p>sus c i</text:p>
          </table:table-cell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office:value-type="string" calcext:value-type="string">
            <text:p>pti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office:value-type="string" calcext:value-type="string">
            <text:p>tv hd</text:p>
          </table:table-cell>
          <table:table-cell table:style-name="ce10" office:value-type="string" calcext:value-type="string">
            <text:p>dbox hd</text:p>
          </table:table-cell>
          <table:table-cell table:style-name="ce4" office:value-type="string" calcext:value-type="string">
            <text:p>activo</text:p>
          </table:table-cell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float" office:value="944992631" calcext:value-type="float">
            <text:p>944992631</text:p>
          </table:table-cell>
          <table:table-cell office:value-type="string" calcext:value-type="string">
            <text:p>sus d</text:p>
          </table:table-cell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office:value-type="string" calcext:value-type="string">
            <text:p>mega120</text:p>
          </table:table-cell>
          <table:table-cell table:style-name="ce10"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table:style-name="ce11" office:value-type="string" calcext:value-type="string">
            <text:p>15378672-0</text:p>
          </table:table-cell>
          <table:table-cell office:value-type="string" calcext:value-type="string">
            <text:p>mega120</text:p>
          </table:table-cell>
          <table:table-cell/>
          <table:table-cell table:style-name="ce18" office:value-type="string" calcext:value-type="string">
            <text:p>CAMBIO DE CODIGO</text:p>
          </table:table-cell>
          <table:table-cell office:value-type="string" calcext:value-type="string">
            <text:p>jpthirysaez@gmail.com</text:p>
          </table:table-cell>
          <table:table-cell table:style-name="ce16" office:value-type="float" office:value="101882576" calcext:value-type="float">
            <text:p>101882576</text:p>
          </table:table-cell>
          <table:table-cell table:style-name="Default" office:value-type="float" office:value="978979952" calcext:value-type="float">
            <text:p>978979952</text:p>
          </table:table-cell>
          <table:table-cell table:style-name="ce9" office:value-type="string" calcext:value-type="string">
            <text:p>codico oper</text:p>
          </table:table-cell>
        </table:table-row>
        <table:table-row table:style-name="ro3">
          <table:table-cell table:style-name="ce3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0927196-9</text:p>
          </table:table-cell>
          <table:table-cell office:value-type="string" calcext:value-type="string">
            <text:p>mega30</text:p>
          </table:table-cell>
          <table:table-cell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<text:a xlink:href="mailto:claudiobarria07@gmail.com" xlink:type="simple">claudiobarria07@gmail.com</text:a></text:p>
          </table:table-cell>
          <table:table-cell office:value-type="float" office:value="106333596" calcext:value-type="float">
            <text:p>106333596</text:p>
          </table:table-cell>
          <table:table-cell office:value-type="float" office:value="998832294" calcext:value-type="float">
            <text:p>998832294</text:p>
          </table:table-cell>
          <table:table-cell office:value-type="string" calcext:value-type="string">
            <text:p><text:s/>sus cam</text:p>
          </table:table-cell>
        </table:table-row>
        <table:table-row table:style-name="ro1">
          <table:table-cell table:style-name="ce2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mega120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PEDROMARAMBIO@AIVSOLUCIONES.CL</text:p>
          </table:table-cell>
          <table:table-cell office:value-type="string" calcext:value-type="string">
            <text:p>A031444814 </text:p>
          </table:table-cell>
          <table:table-cell office:value-type="float" office:value="994376450" calcext:value-type="float">
            <text:p>994376450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tv ha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office:value-type="string" calcext:value-type="string">
            <text:p>pti600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76421563-k</text:p>
          </table:table-cell>
          <table:table-cell office:value-type="string" calcext:value-type="string">
            <text:p>Mega 30</text:p>
          </table:table-cell>
          <table:table-cell/>
          <table:table-cell table:style-name="ce4" office:value-type="string" calcext:value-type="string">
            <text:p>activo</text:p>
          </table:table-cell>
          <table:table-cell office:value-type="string" calcext:value-type="string">
            <text:p>toledocast@hotmail.com</text:p>
          </table:table-cell>
          <table:table-cell office:value-type="string" calcext:value-type="string">
            <text:p>a024395892</text:p>
          </table:table-cell>
          <table:table-cell office:value-type="float" office:value="995476806" calcext:value-type="float">
            <text:p>995476806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mega120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779669-8</text:p>
          </table:table-cell>
          <table:table-cell office:value-type="string" calcext:value-type="string">
            <text:p>tv hd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jorgesilvajose@hotmail.com</text:p>
          </table:table-cell>
          <table:table-cell office:value-type="float" office:value="600954799" calcext:value-type="float">
            <text:p>600954799</text:p>
          </table:table-cell>
          <table:table-cell office:value-type="float" office:value="941131097" calcext:value-type="float">
            <text:p>941131097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brayanve15252@gmail.com</text:p>
          </table:table-cell>
          <table:table-cell office:value-type="float" office:value="105871576" calcext:value-type="float">
            <text:p>105871576</text:p>
          </table:table-cell>
          <table:table-cell office:value-type="float" office:value="981762460" calcext:value-type="float">
            <text:p>981762460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/>
          <table:table-cell office:value-type="string" calcext:value-type="string">
            <text:p>dbox estandar</text:p>
          </table:table-cell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float" office:value="105871576" calcext:value-type="float">
            <text:p>105871576</text:p>
          </table:table-cell>
          <table:table-cell office:value-type="float" office:value="981762460" calcext:value-type="float">
            <text:p>981762460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office:value-type="string" calcext:value-type="string">
            <text:p>tv hd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davidmartinezcarmona1@gmail.com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office:value-type="string" calcext:value-type="string">
            <text:p>Mega 120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659130-1</text:p>
          </table:table-cell>
          <table:table-cell/>
          <table:table-cell office:value-type="string" calcext:value-type="string">
            <text:p>dbox estandar</text:p>
          </table:table-cell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sva</text:p>
          </table:table-cell>
          <table:table-cell office:value-type="string" calcext:value-type="string">
            <text:p>a030922862</text:p>
          </table:table-cell>
          <table:table-cell office:value-type="string" calcext:value-type="string">
            <text:p>sva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9567-6</text:p>
          </table:table-cell>
          <table:table-cell office:value-type="string" calcext:value-type="string">
            <text:p>Mega 120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oscar.munoz@hotmail.com</text:p>
          </table:table-cell>
          <table:table-cell office:value-type="string" calcext:value-type="string">
            <text:p>P06067323</text:p>
          </table:table-cell>
          <table:table-cell office:value-type="float" office:value="962358189" calcext:value-type="float">
            <text:p>962358189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149269-8</text:p>
          </table:table-cell>
          <table:table-cell office:value-type="string" calcext:value-type="string">
            <text:p>Mega 120</text:p>
          </table:table-cell>
          <table:table-cell/>
          <table:table-cell table:style-name="ce21" office:value-type="date" office:date-value="2017-06-20" calcext:value-type="date">
            <text:p>06/20/17</text:p>
          </table:table-cell>
          <table:table-cell office:value-type="string" calcext:value-type="string">
            <text:p>hernandezignacio1999@gmail.com</text:p>
          </table:table-cell>
          <table:table-cell office:value-type="string" calcext:value-type="string">
            <text:p>a030702129</text:p>
          </table:table-cell>
          <table:table-cell office:value-type="float" office:value="954415755" calcext:value-type="float">
            <text:p>954415755</text:p>
          </table:table-cell>
          <table:table-cell/>
        </table:table-row>
        <table:table-row table:style-name="ro3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Mega 30</text:p>
          </table:table-cell>
          <table:table-cell/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<text:a xlink:href="mailto:duranmichel86@hotmail.com" xlink:type="simple">duranmichel86@hotmail.com</text:a></text:p>
          </table:table-cell>
          <table:table-cell office:value-type="float" office:value="200878517" calcext:value-type="float">
            <text:p>200878517</text:p>
          </table:table-cell>
          <table:table-cell office:value-type="float" office:value="31068412" calcext:value-type="float">
            <text:p>31068412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dbox estandar</text:p>
          </table:table-cell>
          <table:table-cell table:style-name="ce20" office:value-type="date" office:date-value="2017-06-19" calcext:value-type="date">
            <text:p>06/19/17</text:p>
          </table:table-cell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  <table:table-cell/>
        </table:table-row>
        <table:table-row table:style-name="ro1">
          <table:table-cell table:style-name="ce3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2"/>
          <table:table-cell table:style-name="Default"/>
          <table:table-cell table:style-name="ce9"/>
          <table:table-cell/>
          <table:table-cell table:style-name="Default"/>
          <table:table-cell table:style-name="ce9"/>
        </table:table-row>
        <table:table-row table:style-name="ro1">
          <table:table-cell/>
          <table:table-cell table:style-name="ce9"/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7"/>
          <table:table-cell table:number-columns-repeated="4"/>
          <table:table-cell table:style-name="ce12"/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ce12"/>
          <table:table-cell table:number-columns-repeated="4"/>
        </table:table-row>
        <table:table-row table:style-name="ro1" table:number-rows-repeated="104848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4" table:default-cell-style-name="ce3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row table:style-name="ro1">
          <table:table-cell table:style-name="ce26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tv full hd</text:p>
          </table:table-cell>
          <table:table-cell table:style-name="ce5"/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2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mega200</text:p>
          </table:table-cell>
          <table:table-cell table:style-name="ce5"/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2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 office:value-type="string" calcext:value-type="string">
            <text:p>pti</text:p>
          </table:table-cell>
          <table:table-cell table:style-name="ce5"/>
          <table:table-cell table:style-name="ce13" office:value-type="string" calcext:value-type="string">
            <text:p>CAMBIO DE CODIGO</text:p>
          </table:table-cell>
          <table:table-cell table:style-name="ce7" office:value-type="string" calcext:value-type="string">
            <text:p>jolivareso@gmail.com</text:p>
          </table:table-cell>
          <table:table-cell table:style-name="Default" office:value-type="float" office:value="104111726" calcext:value-type="float">
            <text:p>104111726</text:p>
          </table:table-cell>
          <table:table-cell table:style-name="Default" office:value-type="float" office:value="968475413" calcext:value-type="float">
            <text:p>968475413</text:p>
          </table:table-cell>
        </table:table-row>
        <table:table-row table:style-name="ro1">
          <table:table-cell table:style-name="ce2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table:style-name="ce7" office:value-type="string" calcext:value-type="string">
            <text:p>edioacurero1987@gmail.com</text:p>
          </table:table-cell>
          <table:table-cell table:style-name="Default" office:value-type="float" office:value="200618739" calcext:value-type="float">
            <text:p>200618739</text:p>
          </table:table-cell>
          <table:table-cell table:style-name="Default" office:value-type="float" office:value="959241013" calcext:value-type="float">
            <text:p>959241013</text:p>
          </table:table-cell>
        </table:table-row>
        <table:table-row table:style-name="ro1">
          <table:table-cell table:style-name="ce27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331467-2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table:style-name="ce7" office:value-type="string" calcext:value-type="string">
            <text:p>edioacurero1987@gmail.com</text:p>
          </table:table-cell>
          <table:table-cell table:style-name="Default" office:value-type="float" office:value="200618739" calcext:value-type="float">
            <text:p>200618739</text:p>
          </table:table-cell>
          <table:table-cell table:style-name="Default" office:value-type="float" office:value="959241013" calcext:value-type="float">
            <text:p>959241013</text:p>
          </table:table-cell>
        </table:table-row>
        <table:table-row table:style-name="ro1">
          <table:table-cell table:style-name="ce28" office:value-type="date" office:date-value="2017-05-13" calcext:value-type="date">
            <text:p>05/13/17</text:p>
          </table:table-cell>
          <table:table-cell table:style-name="ce33" office:value-type="string" calcext:value-type="string">
            <text:p>ACARAA</text:p>
          </table:table-cell>
          <table:table-cell table:style-name="ce34" office:value-type="string" calcext:value-type="string">
            <text:p>3630789-7</text:p>
          </table:table-cell>
          <table:table-cell table:style-name="ce33" office:value-type="string" calcext:value-type="string">
            <text:p>pti</text:p>
          </table:table-cell>
          <table:table-cell/>
          <table:table-cell table:style-name="ce13" office:value-type="string" calcext:value-type="string">
            <text:p>CAMBIO DE CODIGO</text:p>
          </table:table-cell>
          <table:table-cell table:style-name="ce33" office:value-type="string" calcext:value-type="string">
            <text:p>gabrielapobleten@yahoo.es</text:p>
          </table:table-cell>
          <table:table-cell table:style-name="ce33" office:value-type="float" office:value="110165805" calcext:value-type="float">
            <text:p>110165805</text:p>
          </table:table-cell>
          <table:table-cell table:style-name="ce33" office:value-type="float" office:value="22325629" calcext:value-type="float">
            <text:p>22325629</text:p>
          </table:table-cell>
        </table:table-row>
        <table:table-row table:style-name="ro1">
          <table:table-cell table:style-name="ce29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ruben.vargas@itatour.cl</text:p>
          </table:table-cell>
          <table:table-cell office:value-type="string" calcext:value-type="string">
            <text:p><text:s/>a025871294</text:p>
          </table:table-cell>
          <table:table-cell table:style-name="Default" office:value-type="float" office:value="990004055" calcext:value-type="float">
            <text:p>990004055</text:p>
          </table:table-cell>
        </table:table-row>
        <table:table-row table:style-name="ro3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8304-k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paolo.gallardo.g@gmail" xlink:type="simple">paolo.gallardo.g@gmail</text:a>.com</text:p>
          </table:table-cell>
          <table:table-cell table:number-columns-repeated="2" office:value-type="string" calcext:value-type="string">
            <text:p>a029667784</text:p>
          </table:table-cell>
        </table:table-row>
        <table:table-row table:style-name="ro3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007653-6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vsilvacastillo30@gmail.com" xlink:type="simple">vsilvacastillo30@gmail.com</text:a></text:p>
          </table:table-cell>
          <table:table-cell table:number-columns-repeated="2" table:style-name="Default" office:value-type="float" office:value="110055220" calcext:value-type="float">
            <text:p>110055220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camilita_017@hotmail.com</text:p>
          </table:table-cell>
          <table:table-cell table:number-columns-repeated="2" table:style-name="Default" office:value-type="float" office:value="109561225" calcext:value-type="float">
            <text:p>109561225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camilita_017@hotmail.com</text:p>
          </table:table-cell>
          <table:table-cell table:number-columns-repeated="2" table:style-name="Default" office:value-type="float" office:value="109561225" calcext:value-type="float">
            <text:p>109561225</text:p>
          </table:table-cell>
        </table:table-row>
        <table:table-row table:style-name="ro1"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204451-1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marcoantonioreyesc4@gmail.com</text:p>
          </table:table-cell>
          <table:table-cell table:style-name="Default" office:value-type="float" office:value="110632483" calcext:value-type="float">
            <text:p>110632483</text:p>
          </table:table-cell>
          <table:table-cell table:style-name="Default"/>
        </table:table-row>
        <table:table-row table:style-name="ro1">
          <table:table-cell table:style-name="ce30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aristidesnunezgonzalez@hotmail.com</text:p>
          </table:table-cell>
          <table:table-cell table:style-name="Default" office:value-type="float" office:value="200813985" calcext:value-type="float">
            <text:p>200813985</text:p>
          </table:table-cell>
          <table:table-cell table:style-name="Default"/>
        </table:table-row>
        <table:table-row table:style-name="ro1"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<text:s/>13417395-5</text:p>
          </table:table-cell>
          <table:table-cell office:value-type="string" calcext:value-type="string">
            <text:p>tv full hd</text:p>
          </table:table-cell>
          <table:table-cell table:number-columns-repeated="2"/>
          <table:table-cell office:value-type="string" calcext:value-type="string">
            <text:p>prissiya46@gmail.com</text:p>
          </table:table-cell>
          <table:table-cell table:style-name="Default" office:value-type="float" office:value="102272851" calcext:value-type="float">
            <text:p>102272851</text:p>
          </table:table-cell>
          <table:table-cell table:style-name="Default"/>
        </table:table-row>
        <table:table-row table:style-name="ro1">
          <table:table-cell table:style-name="ce30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017311-2</text:p>
          </table:table-cell>
          <table:table-cell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katherine.audiom@gmail.com</text:p>
          </table:table-cell>
          <table:table-cell table:style-name="Default" office:value-type="float" office:value="103379004" calcext:value-type="float">
            <text:p>103379004</text:p>
          </table:table-cell>
          <table:table-cell table:style-name="Default" office:value-type="float" office:value="954140198" calcext:value-type="float">
            <text:p>954140198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oscarrecabarren1@hot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971400571" calcext:value-type="float">
            <text:p>97140057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style-name="Default" office:value-type="string" calcext:value-type="string">
            <text:p>//</text:p>
          </table:table-cell>
          <table:table-cell table:style-name="Default" office:value-type="float" office:value="971400571" calcext:value-type="float">
            <text:p>97140057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table:style-name="ce35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nicolas.salinas.castillo@g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511441579" calcext:value-type="float">
            <text:p>511441579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 table:style-name="ce35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icolas.salinas.castillo@gmail.com</text:p>
          </table:table-cell>
          <table:table-cell table:style-name="Default" office:value-type="string" calcext:value-type="string">
            <text:p>a018965338</text:p>
          </table:table-cell>
          <table:table-cell table:style-name="Default" office:value-type="float" office:value="511441579" calcext:value-type="float">
            <text:p>511441579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pablofloresaudio@gmail.com</text:p>
          </table:table-cell>
          <table:table-cell table:style-name="Default" office:value-type="float" office:value="102438681" calcext:value-type="float">
            <text:p>102438681</text:p>
          </table:table-cell>
          <table:table-cell table:style-name="Default" office:value-type="float" office:value="986613124" calcext:value-type="float">
            <text:p>986613124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570021-5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pablofloresaudio@gmail.com</text:p>
          </table:table-cell>
          <table:table-cell table:style-name="Default" office:value-type="float" office:value="102438681" calcext:value-type="float">
            <text:p>102438681</text:p>
          </table:table-cell>
          <table:table-cell table:style-name="Default" office:value-type="float" office:value="986613124" calcext:value-type="float">
            <text:p>986613124</text:p>
          </table:table-cell>
        </table:table-row>
        <table:table-row table:style-name="ro4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 office:value-type="string" calcext:value-type="string">
            <text:p>tv digital</text:p>
          </table:table-cell>
          <table:table-cell table:number-columns-repeated="2"/>
          <table:table-cell office:value-type="string" calcext:value-type="string">
            <text:p>sergio.millan@hotmail.com</text:p>
          </table:table-cell>
          <table:table-cell table:style-name="Default" office:value-type="float" office:value="108856340" calcext:value-type="float">
            <text:p>108856340</text:p>
          </table:table-cell>
          <table:table-cell table:style-name="Default" office:value-type="float" office:value="951027672" calcext:value-type="float">
            <text:p>951027672</text:p>
          </table:table-cell>
        </table:table-row>
        <table:table-row table:style-name="ro2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jennifer_meli18@hotmail.com</text:p>
          </table:table-cell>
          <table:table-cell table:style-name="Default" office:value-type="float" office:value="110210512" calcext:value-type="float">
            <text:p>110210512</text:p>
          </table:table-cell>
          <table:table-cell table:style-name="Default" office:value-type="float" office:value="975447035" calcext:value-type="float">
            <text:p>975447035</text:p>
          </table:table-cell>
        </table:table-row>
        <table:table-row table:style-name="ro3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99899-8</text:p>
          </table:table-cell>
          <table:table-cell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<text:a xlink:href="mailto:r.rodrigues.perot@gmail.com" xlink:type="simple">r.rodrigues.perot@gmail.com</text:a></text:p>
          </table:table-cell>
          <table:table-cell office:value-type="float" office:value="104349594" calcext:value-type="float">
            <text:p>104349594</text:p>
          </table:table-cell>
          <table:table-cell office:value-type="float" office:value="988219741" calcext:value-type="float">
            <text:p>988219741</text:p>
          </table:table-cell>
        </table:table-row>
        <table:table-row table:style-name="ro1">
          <table:table-cell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250328-2</text:p>
          </table:table-cell>
          <table:table-cell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aurelio.astroza@usach.cl</text:p>
          </table:table-cell>
          <table:table-cell office:value-type="string" calcext:value-type="string">
            <text:p>a029311931</text:p>
          </table:table-cell>
          <table:table-cell office:value-type="float" office:value="967597075" calcext:value-type="float">
            <text:p>967597075</text:p>
          </table:table-cell>
        </table:table-row>
        <table:table-row table:style-name="ro3">
          <table:table-cell table:style-name="ce31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461847-3</text:p>
          </table:table-cell>
          <table:table-cell office:value-type="string" calcext:value-type="string">
            <text:p>mega 200</text:p>
          </table:table-cell>
          <table:table-cell table:number-columns-repeated="2"/>
          <table:table-cell office:value-type="string" calcext:value-type="string">
            <text:p><text:a xlink:href="mailto:piera.h.ravanal@gmail.com" xlink:type="simple">piera.h.ravanal@gmail.com</text:a></text:p>
          </table:table-cell>
          <table:table-cell office:value-type="float" office:value="110435749" calcext:value-type="float">
            <text:p>110435749</text:p>
          </table:table-cell>
          <table:table-cell office:value-type="float" office:value="983419973" calcext:value-type="float">
            <text:p>983419973</text:p>
          </table:table-cell>
        </table:table-row>
        <table:table-row table:style-name="ro1">
          <table:table-cell table:style-name="ce5" office:value-type="string" calcext:value-type="string">
            <text:p>10/06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table:style-name="ce36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cristobalmora@hotmail.es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647065-1</text:p>
          </table:table-cell>
          <table:table-cell table:style-name="ce36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9821771" calcext:value-type="float">
            <text:p>109821771</text:p>
          </table:table-cell>
          <table:table-cell office:value-type="float" office:value="990680749" calcext:value-type="float">
            <text:p>99068074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9487398-0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marlonlarasc@gmail.com</text:p>
          </table:table-cell>
          <table:table-cell office:value-type="string" calcext:value-type="string">
            <text:p>*</text:p>
          </table:table-cell>
          <table:table-cell office:value-type="float" office:value="957425514" calcext:value-type="float">
            <text:p>95742551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susana.rodriguez@gmail.com</text:p>
          </table:table-cell>
          <table:table-cell table:number-columns-repeated="2" office:value-type="float" office:value="600938624" calcext:value-type="float">
            <text:p>60093862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010100-7</text:p>
          </table:table-cell>
          <table:table-cell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number-columns-repeated="2" office:value-type="float" office:value="600938624" calcext:value-type="float">
            <text:p>60093862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EDONOSOTOLOZA@HOtmail.com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1889710-2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281765</text:p>
          </table:table-cell>
          <table:table-cell office:value-type="float" office:value="964890937" calcext:value-type="float">
            <text:p>96489093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449576-7</text:p>
          </table:table-cell>
          <table:table-cell table:style-name="ce36" office:value-type="string" calcext:value-type="string">
            <text:p>tv full hd</text:p>
          </table:table-cell>
          <table:table-cell table:number-columns-repeated="2"/>
          <table:table-cell office:value-type="string" calcext:value-type="string">
            <text:p>jmartinez.diaz@live.com</text:p>
          </table:table-cell>
          <table:table-cell office:value-type="float" office:value="106150892" calcext:value-type="float">
            <text:p>106150892</text:p>
          </table:table-cell>
          <table:table-cell office:value-type="float" office:value="942711477" calcext:value-type="float">
            <text:p>942711477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369245-5</text:p>
          </table:table-cell>
          <table:table-cell table:style-name="ce37" office:value-type="string" calcext:value-type="string">
            <text:p>mega120</text:p>
          </table:table-cell>
          <table:table-cell/>
          <table:table-cell office:value-type="string" calcext:value-type="string">
            <text:p>No quiere que le instalen</text:p>
          </table:table-cell>
          <table:table-cell office:value-type="string" calcext:value-type="string">
            <text:p>streetmaxy@gmail.com</text:p>
          </table:table-cell>
          <table:table-cell office:value-type="float" office:value="291136827" calcext:value-type="float">
            <text:p>291136827</text:p>
          </table:table-cell>
          <table:table-cell office:value-type="float" office:value="964418564" calcext:value-type="float">
            <text:p>964418564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369245-5</text:p>
          </table:table-cell>
          <table:table-cell table:style-name="ce37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91136827" calcext:value-type="float">
            <text:p>291136827</text:p>
          </table:table-cell>
          <table:table-cell office:value-type="float" office:value="964418564" calcext:value-type="float">
            <text:p>964418564</text:p>
          </table:table-cell>
        </table:table-row>
        <table:table-row table:style-name="ro3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jjhoyos@adsl.tie.cl" xlink:type="simple">jjhoyos@adsl.tie.cl</text:a>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518718-3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21582765</text:p>
          </table:table-cell>
          <table:table-cell office:value-type="float" office:value="982591475" calcext:value-type="float">
            <text:p>982591475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305111-k</text:p>
          </table:table-cell>
          <table:table-cell table:style-name="ce36" office:value-type="string" calcext:value-type="string">
            <text:p>tv hogar</text:p>
          </table:table-cell>
          <table:table-cell table:number-columns-repeated="2"/>
          <table:table-cell office:value-type="string" calcext:value-type="string">
            <text:p>miryamreyesarancivia@gmail.com</text:p>
          </table:table-cell>
          <table:table-cell office:value-type="float" office:value="110247436" calcext:value-type="float">
            <text:p>110247436</text:p>
          </table:table-cell>
          <table:table-cell office:value-type="float" office:value="997976870" calcext:value-type="float">
            <text:p>997976870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table:style-name="ce36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jrmecanica@gmail.com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79946-3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8965745" calcext:value-type="float">
            <text:p>108965745</text:p>
          </table:table-cell>
          <table:table-cell office:value-type="float" office:value="953210139" calcext:value-type="float">
            <text:p>95321013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9143-2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felipe.campos.ma@gmail.com</text:p>
          </table:table-cell>
          <table:table-cell office:value-type="float" office:value="101722234" calcext:value-type="float">
            <text:p>101722234</text:p>
          </table:table-cell>
          <table:table-cell office:value-type="float" office:value="982466618" calcext:value-type="float">
            <text:p>982466618</text:p>
          </table:table-cell>
        </table:table-row>
        <table:table-row table:style-name="ro1">
          <table:table-cell table:style-name="ce6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36" office:value-type="string" calcext:value-type="string">
            <text:p>tvhd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36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39" calcext:value-type="float">
            <text:p>200862439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1149341-0</text:p>
          </table:table-cell>
          <table:table-cell table:style-name="ce36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natiprandi@gmail.com</text:p>
          </table:table-cell>
          <table:table-cell office:value-type="float" office:value="200862440" calcext:value-type="float">
            <text:p>200862440</text:p>
          </table:table-cell>
          <table:table-cell office:value-type="float" office:value="940004429" calcext:value-type="float">
            <text:p>940004429</text:p>
          </table:table-cell>
        </table:table-row>
        <table:table-row table:style-name="ro1">
          <table:table-cell table:style-name="ce31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float" office:value="966885941" calcext:value-type="float">
            <text:p>966885941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896183-7</text:p>
          </table:table-cell>
          <table:table-cell table:style-name="ce36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rodrigo_na27@hotmail.com</text:p>
          </table:table-cell>
          <table:table-cell office:value-type="string" calcext:value-type="string">
            <text:p>a027483971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table:style-name="ce36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float" office:value="944992631" calcext:value-type="float">
            <text:p>944992631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 table:style-name="ce36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natalia.guaja@gmail.com</text:p>
          </table:table-cell>
          <table:table-cell office:value-type="float" office:value="108250285" calcext:value-type="float">
            <text:p>108250285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table:style-name="ce3" office:value-type="string" calcext:value-type="string">
            <text:p>15378672-0</text:p>
          </table:table-cell>
          <table:table-cell table:style-name="ce38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jpthirysaez@gmail.com</text:p>
          </table:table-cell>
          <table:table-cell table:style-name="ce16" office:value-type="float" office:value="101882576" calcext:value-type="float">
            <text:p>101882576</text:p>
          </table:table-cell>
          <table:table-cell table:style-name="Default" office:value-type="float" office:value="978979952" calcext:value-type="float">
            <text:p>978979952</text:p>
          </table:table-cell>
        </table:table-row>
        <table:table-row table:style-name="ro3"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0927196-9</text:p>
          </table:table-cell>
          <table:table-cell table:style-name="ce36" office:value-type="string" calcext:value-type="string">
            <text:p>mega30</text:p>
          </table:table-cell>
          <table:table-cell table:number-columns-repeated="2"/>
          <table:table-cell office:value-type="string" calcext:value-type="string">
            <text:p><text:a xlink:href="mailto:claudiobarria07@gmail.com" xlink:type="simple">claudiobarria07@gmail.com</text:a></text:p>
          </table:table-cell>
          <table:table-cell office:value-type="float" office:value="106333596" calcext:value-type="float">
            <text:p>106333596</text:p>
          </table:table-cell>
          <table:table-cell office:value-type="float" office:value="998832294" calcext:value-type="float">
            <text:p>998832294</text:p>
          </table:table-cell>
        </table:table-row>
        <table:table-row table:style-name="ro1">
          <table:table-cell table:style-name="ce2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9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PEDROMARAMBIO@AIVSOLUCIONES.CL</text:p>
          </table:table-cell>
          <table:table-cell office:value-type="string" calcext:value-type="string">
            <text:p>A031444814 </text:p>
          </table:table-cell>
          <table:table-cell office:value-type="float" office:value="994376450" calcext:value-type="float">
            <text:p>994376450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9" office:value-type="string" calcext:value-type="string">
            <text:p>tv ha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388742-5</text:p>
          </table:table-cell>
          <table:table-cell table:style-name="ce39" office:value-type="string" calcext:value-type="string">
            <text:p>pti60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string" calcext:value-type="string">
            <text:p>A031444814 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76421563-k</text:p>
          </table:table-cell>
          <table:table-cell table:style-name="ce39" office:value-type="string" calcext:value-type="string">
            <text:p>Mega 30</text:p>
          </table:table-cell>
          <table:table-cell table:number-columns-repeated="2"/>
          <table:table-cell office:value-type="string" calcext:value-type="string">
            <text:p>toledocast@hotmail.com</text:p>
          </table:table-cell>
          <table:table-cell office:value-type="string" calcext:value-type="string">
            <text:p>a024395892</text:p>
          </table:table-cell>
          <table:table-cell office:value-type="float" office:value="995476806" calcext:value-type="float">
            <text:p>995476806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table:style-name="ce39" office:value-type="string" calcext:value-type="string">
            <text:p>mega120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table:style-name="ce3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*</text:p>
          </table:table-cell>
          <table:table-cell office:value-type="float" office:value="511782770" calcext:value-type="float">
            <text:p>51178277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5779669-8</text:p>
          </table:table-cell>
          <table:table-cell table:style-name="ce3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jorgesilvajose@hotmail.com</text:p>
          </table:table-cell>
          <table:table-cell office:value-type="float" office:value="600954799" calcext:value-type="float">
            <text:p>600954799</text:p>
          </table:table-cell>
          <table:table-cell office:value-type="float" office:value="941131097" calcext:value-type="float">
            <text:p>941131097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table:style-name="ce3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brayanve15252@gmail.com</text:p>
          </table:table-cell>
          <table:table-cell office:value-type="float" office:value="105871576" calcext:value-type="float">
            <text:p>105871576</text:p>
          </table:table-cell>
          <table:table-cell office:value-type="float" office:value="981762460" calcext:value-type="float">
            <text:p>981762460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table:style-name="ce39" office:value-type="string" calcext:value-type="string">
            <text:p>tv hd</text:p>
          </table:table-cell>
          <table:table-cell table:number-columns-repeated="2"/>
          <table:table-cell office:value-type="string" calcext:value-type="string">
            <text:p>davidmartinezcarmona1@gmail.com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33280-K</text:p>
          </table:table-cell>
          <table:table-cell table:style-name="ce39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109826377" calcext:value-type="float">
            <text:p>109826377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599567-6</text:p>
          </table:table-cell>
          <table:table-cell table:style-name="ce39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oscar.munoz@hotmail.com</text:p>
          </table:table-cell>
          <table:table-cell office:value-type="string" calcext:value-type="string">
            <text:p>P06067323</text:p>
          </table:table-cell>
          <table:table-cell office:value-type="float" office:value="962358189" calcext:value-type="float">
            <text:p>962358189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149269-8</text:p>
          </table:table-cell>
          <table:table-cell table:style-name="ce40" office:value-type="string" calcext:value-type="string">
            <text:p>Mega 120</text:p>
          </table:table-cell>
          <table:table-cell table:number-columns-repeated="2"/>
          <table:table-cell office:value-type="string" calcext:value-type="string">
            <text:p>hernandezignacio1999@gmail.com</text:p>
          </table:table-cell>
          <table:table-cell office:value-type="string" calcext:value-type="string">
            <text:p>a030702129</text:p>
          </table:table-cell>
          <table:table-cell office:value-type="float" office:value="954415755" calcext:value-type="float">
            <text:p>954415755</text:p>
          </table:table-cell>
        </table:table-row>
        <table:table-row table:style-name="ro3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9" office:value-type="string" calcext:value-type="string">
            <text:p>Mega 30</text:p>
          </table:table-cell>
          <table:table-cell table:number-columns-repeated="2"/>
          <table:table-cell office:value-type="string" calcext:value-type="string">
            <text:p><text:a xlink:href="mailto:duranmichel86@hotmail.com" xlink:type="simple">duranmichel86@hotmail.com</text:a></text:p>
          </table:table-cell>
          <table:table-cell office:value-type="float" office:value="200878517" calcext:value-type="float">
            <text:p>200878517</text:p>
          </table:table-cell>
          <table:table-cell office:value-type="float" office:value="31068412" calcext:value-type="float">
            <text:p>31068412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9" office:value-type="string" calcext:value-type="string">
            <text:p>tv ha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</table:table-row>
        <table:table-row table:style-name="ro1"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table:style-name="ce39" office:value-type="string" calcext:value-type="string">
            <text:p>pti</text:p>
          </table:table-cell>
          <table:table-cell table:number-columns-repeated="2"/>
          <table:table-cell office:value-type="string" calcext:value-type="string">
            <text:p>//</text:p>
          </table:table-cell>
          <table:table-cell office:value-type="float" office:value="200878517" calcext:value-type="float">
            <text:p>200878517</text:p>
          </table:table-cell>
          <table:table-cell office:value-type="string" calcext:value-type="string">
            <text:p>//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ce32" office:value-type="time" office:time-value="PT68H44M00S" calcext:value-type="time">
            <text:p>68:44:00</text:p>
          </table:table-cell>
          <table:table-cell table:number-columns-repeated="6"/>
          <table:table-cell table:style-name="Default" table:number-columns-repeated="2"/>
        </table:table-row>
      </table:table>
      <table:table table:name="Sheet3" table:style-name="ta1" table:print="false">
        <table:table-column table:style-name="co4" table:default-cell-style-name="ce5"/>
        <table:table-column table:style-name="co2" table:number-columns-repeated="7" table:default-cell-style-name="Default"/>
        <table:table-row table:style-name="ro1">
          <table:table-cell table:style-name="ce41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/>
          <table:table-cell table:style-name="ce5" office:value-type="string" calcext:value-type="string">
            <text:p>dbox hd</text:p>
          </table:table-cell>
          <table:table-cell table:number-columns-repeated="2"/>
          <table:table-cell office:value-type="float" office:value="104111726" calcext:value-type="float">
            <text:p>104111726</text:p>
          </table:table-cell>
        </table:table-row>
        <table:table-row table:style-name="ro1">
          <table:table-cell table:style-name="ce3" office:value-type="date" office:date-value="2017-05-21" calcext:value-type="date">
            <text:p>05/2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20717-4</text:p>
          </table:table-cell>
          <table:table-cell/>
          <table:table-cell table:style-name="ce5" office:value-type="string" calcext:value-type="string">
            <text:p>dbox hd</text:p>
          </table:table-cell>
          <table:table-cell table:number-columns-repeated="2"/>
          <table:table-cell office:value-type="float" office:value="104111726" calcext:value-type="float">
            <text:p>104111726</text:p>
          </table:table-cell>
        </table:table-row>
        <table:table-row table:style-name="ro1">
          <table:table-cell table:style-name="ce42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cdf</text:p>
          </table:table-cell>
          <table:table-cell table:number-columns-repeated="2"/>
          <table:table-cell table:style-name="ce9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/>
          <table:table-cell table:style-name="ce9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8187851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9" office:value-type="string" calcext:value-type="string">
            <text:p><text:s/>a025871294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403919-6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09561225" calcext:value-type="float">
            <text:p>109561225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2600812-0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01725059" calcext:value-type="float">
            <text:p>101725059</text:p>
          </table:table-cell>
        </table:table-row>
        <table:table-row table:style-name="ro1">
          <table:table-cell table:style-name="ce3" office:value-type="date" office:date-value="2017-05-27" calcext:value-type="date">
            <text:p>05/2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5586213-0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31493838</text:p>
          </table:table-cell>
        </table:table-row>
        <table:table-row table:style-name="ro1">
          <table:table-cell table:style-name="ce42" office:value-type="date" office:date-value="2017-05-28" calcext:value-type="date">
            <text:p>05/28/17</text:p>
          </table:table-cell>
          <table:table-cell table:style-name="ce23" office:value-type="string" calcext:value-type="string">
            <text:p>ACARAA</text:p>
          </table:table-cell>
          <table:table-cell table:style-name="ce10" office:value-type="string" calcext:value-type="string">
            <text:p>3630789-7</text:p>
          </table:table-cell>
          <table:table-cell/>
          <table:table-cell table:style-name="ce23" office:value-type="string" calcext:value-type="string">
            <text:p>equipo inalambrico</text:p>
          </table:table-cell>
          <table:table-cell table:number-columns-repeated="2"/>
          <table:table-cell table:style-name="ce23" office:value-type="float" office:value="110165805" calcext:value-type="float">
            <text:p>110165805</text:p>
          </table:table-cell>
        </table:table-row>
        <table:table-row table:style-name="ro1">
          <table:table-cell table:style-name="ce3" office:value-type="date" office:date-value="2017-05-28" calcext:value-type="date">
            <text:p>05/28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618005-1</text:p>
          </table:table-cell>
          <table:table-cell/>
          <table:table-cell office:value-type="string" calcext:value-type="string">
            <text:p>asitencia vtr</text:p>
          </table:table-cell>
          <table:table-cell table:number-columns-repeated="2"/>
          <table:table-cell office:value-type="float" office:value="200813985" calcext:value-type="float">
            <text:p>200813985</text:p>
          </table:table-cell>
        </table:table-row>
        <table:table-row table:style-name="ro1">
          <table:table-cell table:style-name="ce42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908478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18965338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hbo</text:p>
          </table:table-cell>
          <table:table-cell table:number-columns-repeated="2"/>
          <table:table-cell office:value-type="float" office:value="108391904" calcext:value-type="float">
            <text:p>108391904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314521-2</text:p>
          </table:table-cell>
          <table:table-cell/>
          <table:table-cell office:value-type="string" calcext:value-type="string">
            <text:p>fox mas</text:p>
          </table:table-cell>
          <table:table-cell table:number-columns-repeated="2"/>
          <table:table-cell office:value-type="float" office:value="108391904" calcext:value-type="float">
            <text:p>108391904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11829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string" calcext:value-type="string">
            <text:p>a018965338</text:p>
          </table:table-cell>
        </table:table-row>
        <table:table-row table:style-name="ro5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/>
            <text:p>16382350-0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office:value-type="float" office:value="108856340" calcext:value-type="float">
            <text:p>108856340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45889-3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office:value-type="float" office:value="110210512" calcext:value-type="float">
            <text:p>110210512</text:p>
          </table:table-cell>
        </table:table-row>
        <table:table-row table:style-name="ro1">
          <table:table-cell table:style-name="ce3" office:value-type="date" office:date-value="2017-06-03" calcext:value-type="date">
            <text:p>06/03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6629436-3</text:p>
          </table:table-cell>
          <table:table-cell/>
          <table:table-cell office:value-type="string" calcext:value-type="string">
            <text:p>fox sport</text:p>
          </table:table-cell>
          <table:table-cell table:number-columns-repeated="2"/>
          <table:table-cell table:style-name="ce9" office:value-type="float" office:value="103870122" calcext:value-type="float">
            <text:p>103870122</text:p>
          </table:table-cell>
        </table:table-row>
        <table:table-row table:style-name="ro1">
          <table:table-cell table:style-name="ce42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7601993-K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9" office:value-type="string" calcext:value-type="string">
            <text:p>A021710108</text:p>
          </table:table-cell>
        </table:table-row>
        <table:table-row table:style-name="ro1">
          <table:table-cell table:style-name="ce3" office:value-type="date" office:date-value="2017-06-10" calcext:value-type="date">
            <text:p>06/10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4110042-4</text:p>
          </table:table-cell>
          <table:table-cell/>
          <table:table-cell office:value-type="string" calcext:value-type="string">
            <text:p>extensor wifi full</text:p>
          </table:table-cell>
          <table:table-cell table:number-columns-repeated="2"/>
          <table:table-cell table:style-name="ce9" office:value-type="float" office:value="103672826" calcext:value-type="float">
            <text:p>103672826</text:p>
          </table:table-cell>
        </table:table-row>
        <table:table-row table:style-name="ro1">
          <table:table-cell table:style-name="ce42" office:value-type="date" office:date-value="2017-06-11" calcext:value-type="date">
            <text:p>06/11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8615523-8</text:p>
          </table:table-cell>
          <table:table-cell/>
          <table:table-cell office:value-type="string" calcext:value-type="string">
            <text:p>dbox hd</text:p>
          </table:table-cell>
          <table:table-cell table:number-columns-repeated="2"/>
          <table:table-cell table:style-name="ce9" office:value-type="float" office:value="108250285" calcext:value-type="float">
            <text:p>108250285</text:p>
          </table:table-cell>
        </table:table-row>
        <table:table-row table:style-name="ro1">
          <table:table-cell table:style-name="ce42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float" office:value="105871576" calcext:value-type="float">
            <text:p>105871576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6659130-1</text:p>
          </table:table-cell>
          <table:table-cell/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string" calcext:value-type="string">
            <text:p>a030922862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0074362-8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hd</text:p>
          </table:table-cell>
          <table:table-cell table:number-columns-repeated="2"/>
          <table:table-cell table:style-name="ce9" office:value-type="float" office:value="511782770" calcext:value-type="float">
            <text:p>511782770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13875445-6 </text:p>
          </table:table-cell>
          <table:table-cell office:value-type="string" calcext:value-type="string">
            <text:p>tv hd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float" office:value="105871576" calcext:value-type="float">
            <text:p>105871576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tv ha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float" office:value="200878517" calcext:value-type="float">
            <text:p>200878517</text:p>
          </table:table-cell>
        </table:table-row>
        <table:table-row table:style-name="ro1">
          <table:table-cell table:style-name="ce3" office:value-type="date" office:date-value="2017-06-17" calcext:value-type="date">
            <text:p>06/17/17</text:p>
          </table:table-cell>
          <table:table-cell office:value-type="string" calcext:value-type="string">
            <text:p>ACARAA</text:p>
          </table:table-cell>
          <table:table-cell office:value-type="string" calcext:value-type="string">
            <text:p>23548591-5</text:p>
          </table:table-cell>
          <table:table-cell office:value-type="string" calcext:value-type="string">
            <text:p>pti</text:p>
          </table:table-cell>
          <table:table-cell office:value-type="string" calcext:value-type="string">
            <text:p>dbox estandar</text:p>
          </table:table-cell>
          <table:table-cell table:number-columns-repeated="2"/>
          <table:table-cell table:style-name="ce9" office:value-type="float" office:value="200878517" calcext:value-type="float">
            <text:p>200878517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4" table:style-name="ta1">
        <table:table-column table:style-name="co2" table:default-cell-style-name="Default"/>
        <table:table-row table:style-name="ro1">
          <table:table-cell/>
        </table:table-row>
      </table:table>
      <table:table table:name="Hoja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s" fo:country="C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 number:style="long"/>
      <number:text>-</number:text>
      <number:month number:style="long"/>
      <number:text>-</number:text>
      <number:year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3:47:01.77847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36M36S</meta:editing-duration>
    <meta:editing-cycles>31</meta:editing-cycles>
    <meta:generator>LibreOffice/5.2.2.2$Linux_X86_64 LibreOffice_project/20m0$Build-2</meta:generator>
    <dc:date>2017-06-18T14:18:31.290149450</dc:date>
    <meta:document-statistic meta:table-count="5" meta:cell-count="1263" meta:object-count="0"/>
    <meta:user-defined meta:name="Info 1"/>
    <meta:user-defined meta:name="Info 2"/>
    <meta:user-defined meta:name="Info 3"/>
    <meta:user-defined meta:name="Info 4"/>
  </office:meta>
</office:document-meta>
</file>